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gbutton11" text:continue-numbering="true" text:continue-list="list_Imgbutton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gbutton12" text:continue-numbering="true" text:continue-list="list_Imgbutton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gbutton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4"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5" text:continue-numbering="true" text:continue-list="list_Imgbutton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7" text:continue-numbering="true" text:continue-list="list_Imgbutton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8" text:continue-numbering="true" text:continue-list="list_Imgbutton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20" text:continue-numbering="true" text:continue-list="list_Imgbutton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1" text:continue-numbering="true" text:continue-list="list_Imgbutton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3" text:continue-numbering="true" text:continue-list="list_Imgbutton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4" text:continue-numbering="true" text:continue-list="list_Imgbutton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gbutton26" text:continue-numbering="true" text:continue-list="list_Imgbutton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mgbutton27" text:continue-numbering="true" text:continue-list="list_Imgbutton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28" text:continue-numbering="true" text:continue-list="list_Imgbutton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9" text:continue-numbering="true" text:continue-list="list_Imgbutton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30" text:continue-numbering="true" text:continue-list="list_Imgbutton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31" text:continue-numbering="true" text:continue-list="list_Imgbutton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32" text:continue-numbering="true" text:continue-list="list_Imgbutton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33" text:continue-numbering="true" text:continue-list="list_Imgbutton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4" text:continue-numbering="true" text:continue-list="list_Imgbutton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5" text:continue-numbering="true" text:continue-list="list_Imgbutton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6" text:continue-numbering="true" text:continue-list="list_Imgbutton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7" text:continue-numbering="true" text:continue-list="list_Imgbutton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8" text:continue-numbering="true" text:continue-list="list_Imgbutton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9" text:continue-numbering="true" text:continue-list="list_Imgbutton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40" text:continue-numbering="true" text:continue-list="list_Imgbutton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41" text:continue-numbering="true" text:continue-list="list_Imgbutton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42" text:continue-numbering="true" text:continue-list="list_Imgbutton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43" text:continue-numbering="true" text:continue-list="list_Imgbutton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4" text:continue-numbering="true" text:continue-list="list_Imgbutton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5" text:continue-numbering="true" text:continue-list="list_Imgbutton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6" text:continue-numbering="true" text:continue-list="list_Imgbutton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7" text:continue-numbering="true" text:continue-list="list_Imgbutton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8" text:continue-numbering="true" text:continue-list="list_Imgbutton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9" text:continue-numbering="true" text:continue-list="list_Imgbutton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50" text:continue-numbering="true" text:continue-list="list_Imgbutton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51" text:continue-numbering="true" text:continue-list="list_Imgbutton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52" text:continue-numbering="true" text:continue-list="list_Imgbutton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53" text:continue-numbering="true" text:continue-list="list_Imgbutton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5" text:continue-numbering="true" text:continue-list="list_Imgbutton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gbutton57" text:continue-numbering="true" text:continue-list="list_Imgbutton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gbutton59" text:continue-numbering="true" text:continue-list="list_Imgbutton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61" text:continue-numbering="true" text:continue-list="list_Imgbutton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62" text:continue-numbering="true" text:continue-list="list_Imgbutton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63" text:continue-numbering="true" text:continue-list="list_Imgbutton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64" text:continue-numbering="true" text:continue-list="list_Imgbutton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65" text:continue-numbering="true" text:continue-list="list_Imgbutton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66" text:continue-numbering="true" text:continue-list="list_Imgbutton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gbutton67" text:continue-numbering="true" text:continue-list="list_Imgbutton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68" text:continue-numbering="true" text:continue-list="list_Imgbutton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70" text:continue-numbering="true" text:continue-list="list_Imgbutton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71" text:continue-numbering="true" text:continue-list="list_Imgbutton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72" text:continue-numbering="true" text:continue-list="list_Imgbutton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73"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